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201in" fo:margin-left="0.0229in" table:align="left"/>
    </style:style>
    <style:style style:name="Таблица1.A" style:family="table-column">
      <style:table-column-properties style:column-width="2.0021in"/>
    </style:style>
    <style:style style:name="Таблица1.B" style:family="table-column">
      <style:table-column-properties style:column-width="0.6833in"/>
    </style:style>
    <style:style style:name="Таблица1.C" style:family="table-column">
      <style:table-column-properties style:column-width="3.9347in"/>
    </style:style>
    <style:style style:name="Таблица1.A1" style:family="table-cell">
      <style:table-cell-properties style:vertical-align="middle" style:border-line-width-top="0.0007in 0.0014in 0.0007in" style:border-line-width-bottom="0.0007in 0.0014in 0.0007in" fo:padding="0.0201in" fo:border-left="none" fo:border-right="none" fo:border-top="0.15pt double #000000" fo:border-bottom="0.15pt double #000000"/>
    </style:style>
    <style:style style:name="Таблица1.A2" style:family="table-cell">
      <style:table-cell-properties style:vertical-align="middle" fo:background-color="#eeeeee" style:border-line-width-bottom="0.0007in 0.0014in 0.0007in" fo:padding="0.0201in" fo:border-left="none" fo:border-right="none" fo:border-top="none" fo:border-bottom="0.15pt double #000000">
        <style:background-image/>
      </style:table-cell-properties>
    </style:style>
    <style:style style:name="Таблица1.A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1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1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1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1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1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1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1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1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1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1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1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1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1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1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1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2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2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2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3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3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39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0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1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2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3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4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5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6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7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A4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B4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Таблица1.C48" style:family="table-cell">
      <style:table-cell-properties style:vertical-align="middle" style:border-line-width-bottom="0.0007in 0.0014in 0.0007in" fo:padding="0.0201in" fo:border-left="none" fo:border-right="none" fo:border-top="none" fo:border-bottom="0.15pt double #000000"/>
    </style:style>
    <style:style style:name="P1" style:family="paragraph" style:parent-style-name="Table_20_Contents">
      <style:paragraph-properties fo:line-height="100%" fo:text-align="end" style:justify-single-word="false"/>
      <style:text-properties style:font-name="Arial" fo:font-size="15pt" fo:background-color="transparent" style:font-size-asian="15pt" style:font-size-complex="15pt"/>
    </style:style>
    <style:style style:name="P2" style:family="paragraph" style:parent-style-name="Table_20_Contents">
      <style:paragraph-properties fo:line-height="100%" fo:text-align="end" style:justify-single-word="false"/>
      <style:text-properties style:font-name="Arial" fo:font-size="15pt" style:font-size-asian="15pt" style:font-size-complex="15pt"/>
    </style:style>
    <style:style style:name="P3" style:family="paragraph" style:parent-style-name="Table_20_Contents">
      <style:paragraph-properties fo:line-height="100%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line-height="200%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line-height="100%"/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line-height="100%"/>
      <style:text-properties style:font-name="Arial" fo:font-size="15pt" fo:font-weight="normal" fo:background-color="transparent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line-height="200%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line-height="100%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line-height="200%"/>
      <style:text-properties fo:font-size="15pt" fo:background-color="transparent" style:font-size-asian="15pt" style:font-size-complex="15pt"/>
    </style:style>
    <style:style style:name="P11" style:family="paragraph" style:parent-style-name="Table_20_Contents">
      <style:paragraph-properties fo:line-height="200%"/>
      <style:text-properties fo:font-size="15pt" style:font-size-asian="15pt" style:font-size-complex="15pt"/>
    </style:style>
    <style:style style:name="P12" style:family="paragraph" style:parent-style-name="Table_20_Contents">
      <style:paragraph-properties fo:line-height="200%"/>
      <style:text-properties fo:font-size="15pt" officeooo:paragraph-rsid="00076ddd" style:font-size-asian="15pt" style:font-size-complex="15pt"/>
    </style:style>
    <style:style style:name="P13" style:family="paragraph" style:parent-style-name="Table_20_Contents">
      <style:paragraph-properties fo:line-height="200%"/>
      <style:text-properties fo:font-size="15pt" officeooo:paragraph-rsid="000946d5" style:font-size-asian="15pt" style:font-size-complex="15pt"/>
    </style:style>
    <style:style style:name="P14" style:family="paragraph" style:parent-style-name="Table_20_Contents">
      <style:paragraph-properties fo:line-height="200%"/>
      <style:text-properties fo:font-size="15pt" officeooo:paragraph-rsid="000a43f1" style:font-size-asian="15pt" style:font-size-complex="15pt"/>
    </style:style>
    <style:style style:name="P15" style:family="paragraph" style:parent-style-name="Table_20_Contents">
      <style:paragraph-properties fo:line-height="200%"/>
      <style:text-properties fo:font-size="15pt" officeooo:paragraph-rsid="000a6eab" style:font-size-asian="15pt" style:font-size-complex="15pt"/>
    </style:style>
    <style:style style:name="P16" style:family="paragraph" style:parent-style-name="Table_20_Contents">
      <style:paragraph-properties fo:line-height="200%"/>
      <style:text-properties fo:font-size="15pt" officeooo:paragraph-rsid="000d0bce" style:font-size-asian="15pt" style:font-size-complex="15pt"/>
    </style:style>
    <style:style style:name="P17" style:family="paragraph" style:parent-style-name="Table_20_Contents">
      <style:paragraph-properties fo:line-height="200%"/>
    </style:style>
    <style:style style:name="P18" style:family="paragraph" style:parent-style-name="Table_20_Heading">
      <style:paragraph-properties fo:line-height="100%" fo:text-align="end" style:justify-single-word="false"/>
      <style:text-properties style:font-name="Arial" fo:font-size="15pt" style:font-size-asian="15pt" style:font-size-complex="15pt"/>
    </style:style>
    <style:style style:name="P19" style:family="paragraph" style:parent-style-name="Table_20_Heading">
      <style:paragraph-properties fo:line-height="200%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20" style:family="paragraph" style:parent-style-name="Table_20_Heading">
      <style:paragraph-properties fo:line-height="200%"/>
      <style:text-properties fo:font-size="15pt" style:font-size-asian="15pt" style:font-size-complex="15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Arial" fo:font-size="20pt" fo:font-weight="bold" fo:background-color="transparent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urier New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8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" fo:font-weight="bold" style:font-weight-asian="bold" style:font-weight-complex="bold"/>
    </style:style>
    <style:style style:name="T10" style:family="text">
      <style:text-properties style:font-name="Andale Mono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1" style:family="text">
      <style:text-properties style:font-name="Andale 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Andale Mono" fo:font-weight="bold" style:font-weight-asian="bold" style:font-weight-complex="bold"/>
    </style:style>
    <style:style style:name="T13" style:family="text">
      <style:text-properties style:font-name="Droid Sans Mono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4" style:family="text">
      <style:text-properties style:font-name="Droid Sans Mono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Droid Sans Mono" fo:font-weight="bold" style:font-weight-asian="bold" style:font-weight-complex="bold"/>
    </style:style>
    <style:style style:name="T16" style:family="text">
      <style:text-properties style:font-name="Nimbus Mono L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7" style:family="text">
      <style:text-properties style:font-name="Nimbus Mono L" fo:font-size="15pt" fo:font-weight="bold" style:font-size-asian="15pt" style:font-weight-asian="bold" style:font-size-complex="15pt" style:font-weight-complex="bold"/>
    </style:style>
    <style:style style:name="T18" style:family="text">
      <style:text-properties style:font-name="Nimbus Mono L" fo:font-weight="bold" style:font-weight-asian="bold" style:font-weight-complex="bold"/>
    </style:style>
    <style:style style:name="T19" style:family="text">
      <style:text-properties style:font-name="Roboto"/>
    </style:style>
    <style:style style:name="T20" style:family="text">
      <style:text-properties style:font-name="Roboto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21" style:family="text">
      <style:text-properties style:font-name="Roboto" fo:font-size="15pt" fo:font-weight="bold" style:font-size-asian="15pt" style:font-weight-asian="bold" style:font-size-complex="15pt" style:font-weight-complex="bold"/>
    </style:style>
    <style:style style:name="T22" style:family="text">
      <style:text-properties style:font-name="Roboto" fo:font-size="15pt" fo:background-color="transparent" loext:char-shading-value="0" style:font-size-asian="15pt" style:font-size-complex="15pt"/>
    </style:style>
    <style:style style:name="T23" style:family="text">
      <style:text-properties style:font-name="Roboto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24" style:family="text">
      <style:text-properties style:font-name="Roboto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Roboto" fo:font-size="15pt" style:font-size-asian="15pt" style:font-size-complex="15pt"/>
    </style:style>
    <style:style style:name="T26" style:family="text">
      <style:text-properties style:font-name="Robot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7" style:family="text">
      <style:text-properties style:font-name="Roboto" fo:font-size="15pt" style:text-underline-style="solid" style:text-underline-width="auto" style:text-underline-color="font-color" fo:font-weight="bold" fo:background-color="transparent" loext:char-shading-value="0" style:font-size-asian="15pt" style:font-weight-asian="bold" style:font-size-complex="15pt" style:font-weight-complex="bold"/>
    </style:style>
    <style:style style:name="T28" style:family="text">
      <style:text-properties style:font-name="Roboto" fo:font-size="15pt" style:text-underline-style="none" fo:font-weight="bold" style:font-size-asian="15pt" style:font-weight-asian="bold" style:font-size-complex="15pt" style:font-weight-complex="bold"/>
    </style:style>
    <style:style style:name="T29" style:family="text">
      <style:text-properties style:font-name="Roboto"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30" style:family="text">
      <style:text-properties style:font-name="Roboto" fo:font-weight="bold" style:font-weight-asian="bold" style:font-weight-complex="bold"/>
    </style:style>
    <style:style style:name="T31" style:family="text">
      <style:text-properties style:font-name="Roboto" fo:font-weight="normal" style:font-weight-asian="normal" style:font-weight-complex="normal"/>
    </style:style>
    <style:style style:name="T3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font-name="Roboto" style:text-underline-style="none" fo:font-weight="bold" style:font-weight-asian="bold" style:font-weight-complex="bold"/>
    </style:style>
    <style:style style:name="T34" style:family="text">
      <style:text-properties style:font-name="Roboto Condensed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35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36" style:family="text">
      <style:text-properties style:font-name="Roboto Condensed" fo:font-weight="bold" style:font-weight-asian="bold" style:font-weight-complex="bold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font-name="Arial" fo:font-size="15pt" style:text-underline-style="none" fo:font-weight="bold" style:font-size-asian="15pt" style:font-weight-asian="bold" style:font-size-complex="15pt" style:font-weight-complex="bold"/>
    </style:style>
    <style:style style:name="T39" style:family="text">
      <style:text-properties style:font-name="Arial" fo:font-size="15pt" style:text-underline-style="none" fo:font-weight="bold" fo:background-color="transparent" loext:char-shading-value="0" style:font-size-asian="15pt" style:font-weight-asian="bold" style:font-size-complex="15pt" style:font-weight-complex="bold"/>
    </style:style>
    <style:style style:name="T40" style:family="text">
      <style:text-properties style:font-name="Arial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0">Response Class</text:p>
            </table:table-cell>
            <table:table-cell table:style-name="Таблица1.A1" office:value-type="string">
              <text:p text:style-name="P18">HTTP Status Code</text:p>
            </table:table-cell>
            <table:table-cell table:style-name="Таблица1.A1" office:value-type="string">
              <text:p text:style-name="P19">Symbol</text:p>
            </table:table-cell>
          </table:table-row>
        </table:table-header-rows>
        <table:table-row>
          <table:table-cell table:style-name="Таблица1.A2" office:value-type="string">
            <text:p text:style-name="P17"><text:span text:style-name="Strong_20_Emphasis"><text:span text:style-name="T39">Informational</text:span></text:span></text:p>
          </table:table-cell>
          <table:table-cell table:style-name="Таблица1.A2" office:value-type="string">
            <text:p text:style-name="P21">100</text:p>
          </table:table-cell>
          <table:table-cell table:style-name="Таблица1.A2" office:value-type="string">
            <text:p text:style-name="P3">:continue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">101</text:p>
          </table:table-cell>
          <table:table-cell table:style-name="Таблица1.A2" office:value-type="string">
            <text:p text:style-name="P6">:switching_protocols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">102</text:p>
          </table:table-cell>
          <table:table-cell table:style-name="Таблица1.A2" office:value-type="string">
            <text:p text:style-name="P6">:processing</text:p>
          </table:table-cell>
        </table:table-row>
        <table:table-row>
          <table:table-cell table:style-name="Таблица1.A48" office:value-type="string">
            <text:p text:style-name="P17"><text:span text:style-name="Strong_20_Emphasis"><text:span text:style-name="T38">Success</text:span></text:span></text:p>
          </table:table-cell>
          <table:table-cell table:style-name="Таблица1.B48" office:value-type="string">
            <text:p text:style-name="P22">200</text:p>
          </table:table-cell>
          <table:table-cell table:style-name="Таблица1.C48" office:value-type="string">
            <text:p text:style-name="P5">:ok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1</text:p>
          </table:table-cell>
          <table:table-cell table:style-name="Таблица1.C48" office:value-type="string">
            <text:p text:style-name="P8">:creat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2</text:p>
          </table:table-cell>
          <table:table-cell table:style-name="Таблица1.C48" office:value-type="string">
            <text:p text:style-name="P8">:accept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3</text:p>
          </table:table-cell>
          <table:table-cell table:style-name="Таблица1.C48" office:value-type="string">
            <text:p text:style-name="P8">:non_authoritative_information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4</text:p>
          </table:table-cell>
          <table:table-cell table:style-name="Таблица1.C48" office:value-type="string">
            <text:p text:style-name="P8">:no_content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5</text:p>
          </table:table-cell>
          <table:table-cell table:style-name="Таблица1.C48" office:value-type="string">
            <text:p text:style-name="P8">:reset_content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6</text:p>
          </table:table-cell>
          <table:table-cell table:style-name="Таблица1.C48" office:value-type="string">
            <text:p text:style-name="P8">:partial_content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7</text:p>
          </table:table-cell>
          <table:table-cell table:style-name="Таблица1.C48" office:value-type="string">
            <text:p text:style-name="P8">:multi_status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08</text:p>
          </table:table-cell>
          <table:table-cell table:style-name="Таблица1.C48" office:value-type="string">
            <text:p text:style-name="P8">:already_report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226</text:p>
          </table:table-cell>
          <table:table-cell table:style-name="Таблица1.C48" office:value-type="string">
            <text:p text:style-name="P8">:im_used</text:p>
          </table:table-cell>
        </table:table-row>
        <table:table-row>
          <table:table-cell table:style-name="Таблица1.A2" office:value-type="string">
            <text:p text:style-name="P17"><text:span text:style-name="Strong_20_Emphasis"><text:span text:style-name="T38">Redirection</text:span></text:span></text:p>
          </table:table-cell>
          <table:table-cell table:style-name="Таблица1.A2" office:value-type="string">
            <text:p text:style-name="P22">300</text:p>
          </table:table-cell>
          <table:table-cell table:style-name="Таблица1.A2" office:value-type="string">
            <text:p text:style-name="P5">:multiple_choices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1</text:p>
          </table:table-cell>
          <table:table-cell table:style-name="Таблица1.A2" office:value-type="string">
            <text:p text:style-name="P8">:moved_permanently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2</text:p>
          </table:table-cell>
          <table:table-cell table:style-name="Таблица1.A2" office:value-type="string">
            <text:p text:style-name="P8">:foun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3</text:p>
          </table:table-cell>
          <table:table-cell table:style-name="Таблица1.A2" office:value-type="string">
            <text:p text:style-name="P8">:see_other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4</text:p>
          </table:table-cell>
          <table:table-cell table:style-name="Таблица1.A2" office:value-type="string">
            <text:p text:style-name="P8">:not_modifi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5</text:p>
          </table:table-cell>
          <table:table-cell table:style-name="Таблица1.A2" office:value-type="string">
            <text:p text:style-name="P8">:use_proxy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6</text:p>
          </table:table-cell>
          <table:table-cell table:style-name="Таблица1.A2" office:value-type="string">
            <text:p text:style-name="P8">:reserv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7</text:p>
          </table:table-cell>
          <table:table-cell table:style-name="Таблица1.A2" office:value-type="string">
            <text:p text:style-name="P8">:temporary_redirect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308</text:p>
          </table:table-cell>
          <table:table-cell table:style-name="Таблица1.A2" office:value-type="string">
            <text:p text:style-name="P8">:permanent_redirect</text:p>
          </table:table-cell>
        </table:table-row>
        <table:table-row>
          <table:table-cell table:style-name="Таблица1.A48" office:value-type="string">
            <text:p text:style-name="P17"><text:span text:style-name="Strong_20_Emphasis"><text:span text:style-name="T38">Client Error</text:span></text:span></text:p>
          </table:table-cell>
          <table:table-cell table:style-name="Таблица1.B48" office:value-type="string">
            <text:p text:style-name="P22">400</text:p>
          </table:table-cell>
          <table:table-cell table:style-name="Таблица1.C48" office:value-type="string">
            <text:p text:style-name="P4">:bad_request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1</text:p>
          </table:table-cell>
          <table:table-cell table:style-name="Таблица1.C48" office:value-type="string">
            <text:p text:style-name="P7">:unauthoriz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2</text:p>
          </table:table-cell>
          <table:table-cell table:style-name="Таблица1.C48" office:value-type="string">
            <text:p text:style-name="P7">:payment_requir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3</text:p>
          </table:table-cell>
          <table:table-cell table:style-name="Таблица1.C48" office:value-type="string">
            <text:p text:style-name="P7">:forbidden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4</text:p>
          </table:table-cell>
          <table:table-cell table:style-name="Таблица1.C48" office:value-type="string">
            <text:p text:style-name="P7">:not_foun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5</text:p>
          </table:table-cell>
          <table:table-cell table:style-name="Таблица1.C48" office:value-type="string">
            <text:p text:style-name="P7">:method_not_allow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6</text:p>
          </table:table-cell>
          <table:table-cell table:style-name="Таблица1.C48" office:value-type="string">
            <text:p text:style-name="P7">:not_acceptable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07</text:p>
          </table:table-cell>
          <table:table-cell table:style-name="Таблица1.C48" office:value-type="string">
            <text:p text:style-name="P7">:proxy_authentication_required</text:p>
          </table:table-cell>
        </table:table-row>
        <table:table-row>
          <table:table-cell table:style-name="Таблица1.A48" office:value-type="string">
            <text:p text:style-name="P12"><text:span text:style-name="Strong_20_Emphasis"/></text:p>
          </table:table-cell>
          <table:table-cell table:style-name="Таблица1.B48" office:value-type="string">
            <text:p text:style-name="P2">408</text:p>
          </table:table-cell>
          <table:table-cell table:style-name="Таблица1.C48" office:value-type="string">
            <text:p text:style-name="P7">:request_timeout</text:p>
          </table:table-cell>
        </table:table-row>
        <table:table-row>
          <table:table-cell table:style-name="Таблица1.A48" office:value-type="string">
            <text:p text:style-name="P13"><text:span text:style-name="Strong_20_Emphasis"/></text:p>
          </table:table-cell>
          <table:table-cell table:style-name="Таблица1.B48" office:value-type="string">
            <text:p text:style-name="P2">409</text:p>
          </table:table-cell>
          <table:table-cell table:style-name="Таблица1.C48" office:value-type="string">
            <text:p text:style-name="P7">:conflict</text:p>
          </table:table-cell>
        </table:table-row>
        <table:table-row>
          <table:table-cell table:style-name="Таблица1.A48" office:value-type="string">
            <text:p text:style-name="P12"><text:span text:style-name="Strong_20_Emphasis"/></text:p>
          </table:table-cell>
          <table:table-cell table:style-name="Таблица1.B48" office:value-type="string">
            <text:p text:style-name="P2">410</text:p>
          </table:table-cell>
          <table:table-cell table:style-name="Таблица1.C48" office:value-type="string">
            <text:p text:style-name="P7">:gone</text:p>
          </table:table-cell>
        </table:table-row>
        <text:soft-page-break/>
        <table:table-row>
          <table:table-cell table:style-name="Таблица1.A48" office:value-type="string">
            <text:p text:style-name="P16"><text:span text:style-name="Strong_20_Emphasis"><text:span text:style-name="T40">Client Error</text:span></text:span></text:p>
          </table:table-cell>
          <table:table-cell table:style-name="Таблица1.B48" office:value-type="string">
            <text:p text:style-name="P22">411</text:p>
          </table:table-cell>
          <table:table-cell table:style-name="Таблица1.C48" office:value-type="string">
            <text:p text:style-name="P4">:length_required</text:p>
          </table:table-cell>
        </table:table-row>
        <table:table-row>
          <table:table-cell table:style-name="Таблица1.A48" office:value-type="string">
            <text:p text:style-name="P14"><text:span text:style-name="Strong_20_Emphasis"><text:span text:style-name="T5"/></text:span></text:p>
          </table:table-cell>
          <table:table-cell table:style-name="Таблица1.B48" office:value-type="string">
            <text:p text:style-name="P9">412</text:p>
          </table:table-cell>
          <table:table-cell table:style-name="Таблица1.C48" office:value-type="string">
            <text:p text:style-name="P7">:precondition_fail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13</text:p>
          </table:table-cell>
          <table:table-cell table:style-name="Таблица1.C48" office:value-type="string">
            <text:p text:style-name="P7">:request_entity_too_large</text:p>
          </table:table-cell>
        </table:table-row>
        <table:table-row>
          <table:table-cell table:style-name="Таблица1.A48" office:value-type="string">
            <text:p text:style-name="P15"><text:span text:style-name="Strong_20_Emphasis"><text:span text:style-name="T6"/></text:span></text:p>
          </table:table-cell>
          <table:table-cell table:style-name="Таблица1.B48" office:value-type="string">
            <text:p text:style-name="P9">414</text:p>
          </table:table-cell>
          <table:table-cell table:style-name="Таблица1.C48" office:value-type="string">
            <text:p text:style-name="P7">:request_uri_too_long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15</text:p>
          </table:table-cell>
          <table:table-cell table:style-name="Таблица1.C48" office:value-type="string">
            <text:p text:style-name="P7">:unsupported_media_type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16</text:p>
          </table:table-cell>
          <table:table-cell table:style-name="Таблица1.C48" office:value-type="string">
            <text:p text:style-name="P7">:requested_range_not_satisfiable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17</text:p>
          </table:table-cell>
          <table:table-cell table:style-name="Таблица1.C48" office:value-type="string">
            <text:p text:style-name="P7">:expectation_fail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2</text:p>
          </table:table-cell>
          <table:table-cell table:style-name="Таблица1.C48" office:value-type="string">
            <text:p text:style-name="P7">:unprocessable_entity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3</text:p>
          </table:table-cell>
          <table:table-cell table:style-name="Таблица1.C48" office:value-type="string">
            <text:p text:style-name="P7">:lock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4</text:p>
          </table:table-cell>
          <table:table-cell table:style-name="Таблица1.C48" office:value-type="string">
            <text:p text:style-name="P7">:failed_dependency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6</text:p>
          </table:table-cell>
          <table:table-cell table:style-name="Таблица1.C48" office:value-type="string">
            <text:p text:style-name="P7">:upgrade_requir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8</text:p>
          </table:table-cell>
          <table:table-cell table:style-name="Таблица1.C48" office:value-type="string">
            <text:p text:style-name="P7">:precondition_required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29</text:p>
          </table:table-cell>
          <table:table-cell table:style-name="Таблица1.C48" office:value-type="string">
            <text:p text:style-name="P7">:too_many_requests</text:p>
          </table:table-cell>
        </table:table-row>
        <table:table-row>
          <table:table-cell table:style-name="Таблица1.A48" office:value-type="string">
            <text:p text:style-name="P11"/>
          </table:table-cell>
          <table:table-cell table:style-name="Таблица1.B48" office:value-type="string">
            <text:p text:style-name="P2">431</text:p>
          </table:table-cell>
          <table:table-cell table:style-name="Таблица1.C48" office:value-type="string">
            <text:p text:style-name="P7">:request_header_fields_too_large</text:p>
          </table:table-cell>
        </table:table-row>
        <table:table-row>
          <table:table-cell table:style-name="Таблица1.A2" office:value-type="string">
            <text:p text:style-name="P17"><text:span text:style-name="Strong_20_Emphasis"><text:span text:style-name="T38">Server Error</text:span></text:span></text:p>
          </table:table-cell>
          <table:table-cell table:style-name="Таблица1.A2" office:value-type="string">
            <text:p text:style-name="P23">500</text:p>
          </table:table-cell>
          <table:table-cell table:style-name="Таблица1.A2" office:value-type="string">
            <text:p text:style-name="P4">:internal_server_error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1</text:p>
          </table:table-cell>
          <table:table-cell table:style-name="Таблица1.A2" office:value-type="string">
            <text:p text:style-name="P7">:not_implement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2</text:p>
          </table:table-cell>
          <table:table-cell table:style-name="Таблица1.A2" office:value-type="string">
            <text:p text:style-name="P7">:bad_gateway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3</text:p>
          </table:table-cell>
          <table:table-cell table:style-name="Таблица1.A2" office:value-type="string">
            <text:p text:style-name="P7">:service_unavailable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4</text:p>
          </table:table-cell>
          <table:table-cell table:style-name="Таблица1.A2" office:value-type="string">
            <text:p text:style-name="P7">:gateway_timeout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5</text:p>
          </table:table-cell>
          <table:table-cell table:style-name="Таблица1.A2" office:value-type="string">
            <text:p text:style-name="P7">:http_version_not_support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6</text:p>
          </table:table-cell>
          <table:table-cell table:style-name="Таблица1.A2" office:value-type="string">
            <text:p text:style-name="P7">:variant_also_negotiates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7</text:p>
          </table:table-cell>
          <table:table-cell table:style-name="Таблица1.A2" office:value-type="string">
            <text:p text:style-name="P7">:insufficient_storage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08</text:p>
          </table:table-cell>
          <table:table-cell table:style-name="Таблица1.A2" office:value-type="string">
            <text:p text:style-name="P7">:loop_detect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10</text:p>
          </table:table-cell>
          <table:table-cell table:style-name="Таблица1.A2" office:value-type="string">
            <text:p text:style-name="P7">:not_extended</text:p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2">511</text:p>
          </table:table-cell>
          <table:table-cell table:style-name="Таблица1.A2" office:value-type="string">
            <text:p text:style-name="P7">:network_authentication_required</text:p>
          </table:table-cell>
        </table:table-row>
      </table:table>
      <text:p text:style-name="Text_20_body"><text:bookmark text:name="finding-layouts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134in" fo:margin-bottom="0.581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9:16:09.712390725</meta:creation-date>
    <dc:date>2016-01-25T11:35:45.451669241</dc:date>
    <meta:editing-duration>PT5M53S</meta:editing-duration>
    <meta:editing-cycles>9</meta:editing-cycles>
    <meta:generator>LibreOffice/4.2.8.2$Linux_X86_64 LibreOffice_project/420m0$Build-2</meta:generator>
    <meta:print-date>2016-01-25T11:30:58.290158539</meta:print-date>
    <meta:document-statistic meta:table-count="1" meta:image-count="0" meta:object-count="0" meta:page-count="2" meta:paragraph-count="125" meta:word-count="131" meta:character-count="1231" meta:non-whitespace-character-count="1225"/>
  </office:meta>
</office:document-meta>
</file>